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FFB000002BA0320CD05AD60F37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pitch="variable"/>
    <style:font-face style:name="Mangal" svg:font-family="Mangal" style:font-pitch="variable"/>
    <style:font-face style:name="Microsoft YaHei" svg:font-family="'Microsoft YaHei'" style:font-pitch="variable"/>
    <style:font-face style:name="Times1" svg:font-family="Times, 'Times New 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Helvetica" svg:font-family="Helvetica,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14.993cm" table:align="left" style:writing-mode="lr-tb"/>
    </style:style>
    <style:style style:name="Tabela1.A" style:family="table-column">
      <style:table-column-properties style:column-width="0.898cm"/>
    </style:style>
    <style:style style:name="Tabela1.B" style:family="table-column">
      <style:table-column-properties style:column-width="14.09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2" style:family="table">
      <style:table-properties style:width="14.993cm" table:align="left" style:writing-mode="lr-tb"/>
    </style:style>
    <style:style style:name="Tabela2.A" style:family="table-column">
      <style:table-column-properties style:column-width="0.898cm"/>
    </style:style>
    <style:style style:name="Tabela2.B" style:family="table-column">
      <style:table-column-properties style:column-width="14.095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3" style:family="table">
      <style:table-properties style:width="14.993cm" table:align="left" style:writing-mode="lr-tb"/>
    </style:style>
    <style:style style:name="Tabela3.A" style:family="table-column">
      <style:table-column-properties style:column-width="0.898cm"/>
    </style:style>
    <style:style style:name="Tabela3.B" style:family="table-column">
      <style:table-column-properties style:column-width="14.095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4" style:family="table">
      <style:table-properties style:width="14.993cm" table:align="left" style:writing-mode="lr-tb"/>
    </style:style>
    <style:style style:name="Tabela4.A" style:family="table-column">
      <style:table-column-properties style:column-width="0.898cm"/>
    </style:style>
    <style:style style:name="Tabela4.B" style:family="table-column">
      <style:table-column-properties style:column-width="14.09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5" style:family="table">
      <style:table-properties style:width="14.993cm" table:align="left" style:writing-mode="lr-tb"/>
    </style:style>
    <style:style style:name="Tabela5.A" style:family="table-column">
      <style:table-column-properties style:column-width="0.898cm"/>
    </style:style>
    <style:style style:name="Tabela5.B" style:family="table-column">
      <style:table-column-properties style:column-width="14.095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6" style:family="table">
      <style:table-properties style:width="14.993cm" table:align="left" style:writing-mode="lr-tb"/>
    </style:style>
    <style:style style:name="Tabela6.A" style:family="table-column">
      <style:table-column-properties style:column-width="0.898cm"/>
    </style:style>
    <style:style style:name="Tabela6.B" style:family="table-column">
      <style:table-column-properties style:column-width="14.095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P1" style:family="paragraph" style:parent-style-name="Standard">
      <style:text-properties fo:language="pt" fo:country="BR" style:font-name-complex="Times1"/>
    </style:style>
    <style:style style:name="P2" style:family="paragraph" style:parent-style-name="Standard">
      <style:paragraph-properties fo:line-height="150%" fo:orphans="0" fo:widows="0"/>
    </style:style>
    <style:style style:name="P3" style:family="paragraph" style:parent-style-name="Standard">
      <style:paragraph-properties fo:margin-top="0cm" fo:margin-bottom="0cm" loext:contextual-spacing="false" fo:line-height="115%"/>
      <style:text-properties officeooo:paragraph-rsid="000de59f"/>
    </style:style>
    <style:style style:name="P4" style:family="paragraph" style:parent-style-name="Standard">
      <style:paragraph-properties fo:margin-top="0cm" fo:margin-bottom="0cm" loext:contextual-spacing="false" fo:line-height="115%"/>
      <style:text-properties officeooo:paragraph-rsid="0015b3cf"/>
    </style:style>
    <style:style style:name="P5" style:family="paragraph" style:parent-style-name="Standard">
      <style:paragraph-properties fo:margin-top="0cm" fo:margin-bottom="0cm" loext:contextual-spacing="false" fo:line-height="115%"/>
      <style:text-properties officeooo:paragraph-rsid="00172d7a"/>
    </style:style>
    <style:style style:name="P6" style:family="paragraph" style:parent-style-name="Standard">
      <style:paragraph-properties fo:margin-top="0cm" fo:margin-bottom="0cm" loext:contextual-spacing="false" fo:line-height="115%"/>
      <style:text-properties fo:language="pt" fo:country="BR" style:font-name-complex="Times1"/>
    </style:style>
    <style:style style:name="P7" style:family="paragraph" style:parent-style-name="Standard">
      <style:paragraph-properties fo:margin-top="0cm" fo:margin-bottom="0cm" loext:contextual-spacing="false" fo:line-height="115%"/>
      <style:text-properties fo:language="pt" fo:country="BR" officeooo:paragraph-rsid="000c4f52" style:font-name-complex="Times1"/>
    </style:style>
    <style:style style:name="P8" style:family="paragraph" style:parent-style-name="Standard">
      <style:paragraph-properties fo:margin-top="0cm" fo:margin-bottom="0cm" loext:contextual-spacing="false" fo:line-height="115%"/>
      <style:text-properties fo:language="pt" fo:country="BR" officeooo:rsid="001b6624" officeooo:paragraph-rsid="001b6624" style:font-name-complex="Times1"/>
    </style:style>
    <style:style style:name="P9" style:family="paragraph" style:parent-style-name="Standard">
      <style:paragraph-properties fo:margin-top="0cm" fo:margin-bottom="0cm" loext:contextual-spacing="false" fo:line-height="115%"/>
      <style:text-properties fo:language="pt" fo:country="BR" officeooo:rsid="001c45ac" officeooo:paragraph-rsid="001c45ac" style:font-name-complex="Times1"/>
    </style:style>
    <style:style style:name="P10" style:family="paragraph" style:parent-style-name="Standard">
      <style:paragraph-properties fo:margin-top="0cm" fo:margin-bottom="0cm" loext:contextual-spacing="false" fo:line-height="115%"/>
      <style:text-properties fo:color="#00000a" style:font-name="Times" fo:font-size="13pt" fo:language="pt" fo:country="BR" fo:font-weight="bold" officeooo:rsid="0010bef2" officeooo:paragraph-rsid="0010bef2" style:letter-kerning="true" style:font-name-asian="Times New Roman" style:font-size-asian="13pt" style:language-asian="pt" style:country-asian="BR" style:font-weight-asian="bold" style:font-name-complex="Times1" style:font-size-complex="10pt" style:language-complex="ar" style:country-complex="SA"/>
    </style:style>
    <style:style style:name="P11" style:family="paragraph" style:parent-style-name="Standard">
      <style:paragraph-properties fo:margin-top="0cm" fo:margin-bottom="0cm" loext:contextual-spacing="false" fo:line-height="115%"/>
      <style:text-properties fo:color="#00000a" style:font-name="Times" fo:font-size="13pt" fo:language="pt" fo:country="BR" fo:font-weight="bold" officeooo:rsid="0010bef2" officeooo:paragraph-rsid="00172d7a" style:letter-kerning="true" style:font-name-asian="Times New Roman" style:font-size-asian="13pt" style:language-asian="pt" style:country-asian="BR" style:font-weight-asian="bold" style:font-name-complex="Times1" style:font-size-complex="10pt" style:language-complex="ar" style:country-complex="SA"/>
    </style:style>
    <style:style style:name="P12" style:family="paragraph" style:parent-style-name="Standard">
      <style:paragraph-properties fo:margin-top="0cm" fo:margin-bottom="0cm" loext:contextual-spacing="false" fo:line-height="115%"/>
      <style:text-properties fo:color="#00000a" style:font-name="Times" fo:font-size="13pt" fo:language="pt" fo:country="BR" fo:font-weight="bold" officeooo:rsid="00141674" officeooo:paragraph-rsid="00145985" style:letter-kerning="true" style:font-name-asian="Times New Roman" style:font-size-asian="13pt" style:language-asian="pt" style:country-asian="BR" style:font-weight-asian="bold" style:font-name-complex="Times1" style:font-size-complex="10pt" style:language-complex="ar" style:country-complex="SA"/>
    </style:style>
    <style:style style:name="P13" style:family="paragraph" style:parent-style-name="Standard">
      <style:paragraph-properties fo:margin-top="0cm" fo:margin-bottom="0cm" loext:contextual-spacing="false" fo:line-height="115%"/>
      <style:text-properties fo:color="#00000a" style:font-name="Times" fo:font-size="13pt" fo:language="pt" fo:country="BR" fo:font-weight="bold" officeooo:rsid="0019864b" officeooo:paragraph-rsid="0019864b" style:letter-kerning="true" style:font-name-asian="Times New Roman" style:font-size-asian="13pt" style:language-asian="pt" style:country-asian="BR" style:font-weight-asian="bold" style:font-name-complex="Times1" style:font-size-complex="10pt" style:language-complex="ar" style:country-complex="SA"/>
    </style:style>
    <style:style style:name="P14" style:family="paragraph" style:parent-style-name="Standard">
      <style:paragraph-properties fo:margin-top="0cm" fo:margin-bottom="0cm" loext:contextual-spacing="false" fo:line-height="115%"/>
      <style:text-properties fo:color="#00000a" style:font-name="Times" fo:font-size="13pt" fo:language="pt" fo:country="BR" fo:font-weight="bold" officeooo:rsid="001b6624" officeooo:paragraph-rsid="001b6624" style:letter-kerning="true" style:font-name-asian="Times New Roman" style:font-size-asian="13pt" style:language-asian="pt" style:country-asian="BR" style:font-weight-asian="bold" style:font-name-complex="Times1" style:font-size-complex="10pt" style:language-complex="ar" style:country-complex="SA"/>
    </style:style>
    <style:style style:name="P15" style:family="paragraph" style:parent-style-name="Standard">
      <style:paragraph-properties fo:margin-left="-0.961cm" fo:margin-right="0cm" fo:margin-top="0.212cm" fo:margin-bottom="0cm" loext:contextual-spacing="false" fo:text-align="end" style:justify-single-word="false" fo:text-indent="0cm" style:auto-text-indent="false"/>
    </style:style>
    <style:style style:name="P16" style:family="paragraph" style:parent-style-name="Standard">
      <style:paragraph-properties fo:margin-left="-0.961cm" fo:margin-right="0cm" fo:margin-top="0.212cm" fo:margin-bottom="0cm" loext:contextual-spacing="false" fo:text-align="end" style:justify-single-word="false" fo:text-indent="0cm" style:auto-text-indent="false"/>
      <style:text-properties style:font-name="Times New Roman" fo:font-size="10pt" fo:language="pt" fo:country="BR" style:font-size-asian="10pt" style:font-name-complex="Times New Roman"/>
    </style:style>
    <style:style style:name="P17" style:family="paragraph" style:parent-style-name="Abstract">
      <style:paragraph-properties fo:margin-left="0cm" fo:margin-right="-0.002cm" fo:margin-top="0cm" fo:margin-bottom="0cm" loext:contextual-spacing="false" fo:line-height="115%" fo:text-indent="0cm" style:auto-text-indent="false"/>
    </style:style>
    <style:style style:name="P18" style:family="paragraph" style:parent-style-name="Abstract">
      <style:paragraph-properties fo:margin-left="0cm" fo:margin-right="-0.002cm" fo:margin-top="0cm" fo:margin-bottom="0cm" loext:contextual-spacing="false" fo:line-height="115%" fo:text-indent="0cm" style:auto-text-indent="false"/>
      <style:text-properties fo:language="en" fo:country="US" style:font-name-complex="Times1"/>
    </style:style>
    <style:style style:name="P19" style:family="paragraph" style:parent-style-name="Abstract">
      <style:paragraph-properties fo:margin-left="0cm" fo:margin-right="-0.002cm" fo:margin-top="0cm" fo:margin-bottom="0cm" loext:contextual-spacing="false" fo:line-height="115%" fo:text-indent="0cm" style:auto-text-indent="false"/>
      <style:text-properties fo:font-style="normal" style:font-style-asian="normal" style:font-name-complex="Times1"/>
    </style:style>
    <style:style style:name="P20" style:family="paragraph" style:parent-style-name="Header">
      <style:paragraph-properties fo:margin-left="-3cm" fo:margin-right="0cm" fo:margin-top="0cm" fo:margin-bottom="0cm" loext:contextual-spacing="false" fo:text-align="center" style:justify-single-word="false" fo:text-indent="0cm" style:auto-text-indent="false"/>
      <style:text-properties fo:font-size="1pt" style:font-size-asian="1pt" style:font-size-complex="1pt"/>
    </style:style>
    <style:style style:name="P21" style:family="paragraph" style:parent-style-name="Email">
      <style:paragraph-properties fo:margin-top="0cm" fo:margin-bottom="0cm" loext:contextual-spacing="false" fo:line-height="115%"/>
    </style:style>
    <style:style style:name="P22" style:family="paragraph" style:parent-style-name="Email">
      <style:paragraph-properties fo:margin-top="0cm" fo:margin-bottom="0cm" loext:contextual-spacing="false" fo:line-height="115%" fo:text-align="justify" style:justify-single-word="false"/>
      <style:text-properties fo:language="pt" fo:country="BR"/>
    </style:style>
    <style:style style:name="P23" style:family="paragraph" style:parent-style-name="Title" style:master-page-name="Standard">
      <style:paragraph-properties fo:margin-top="0.423cm" fo:margin-bottom="0cm" loext:contextual-spacing="false" fo:line-height="115%" style:page-number="auto"/>
      <style:text-properties fo:font-size="14pt" fo:language="pt" fo:country="BR" officeooo:rsid="0009c460" officeooo:paragraph-rsid="0009c460" style:font-size-asian="14pt" style:font-name-complex="Times1" style:font-size-complex="14pt"/>
    </style:style>
    <style:style style:name="P24" style:family="paragraph" style:parent-style-name="Title">
      <style:paragraph-properties fo:margin-top="0cm" fo:margin-bottom="0cm" loext:contextual-spacing="false" fo:line-height="115%"/>
      <style:text-properties fo:font-size="14pt" fo:language="pt" fo:country="BR" style:font-size-asian="14pt" style:font-name-complex="Times1" style:font-size-complex="14pt"/>
    </style:style>
    <style:style style:name="P25" style:family="paragraph" style:parent-style-name="Address">
      <style:paragraph-properties fo:line-height="115%"/>
    </style:style>
    <style:style style:name="P26" style:family="paragraph" style:parent-style-name="Heading_20_1">
      <style:paragraph-properties fo:margin-top="0cm" fo:margin-bottom="0cm" loext:contextual-spacing="false" fo:line-height="115%"/>
      <style:text-properties fo:language="pt" fo:country="BR" style:font-name-complex="Times1"/>
    </style:style>
    <style:style style:name="P27" style:family="paragraph" style:parent-style-name="Author">
      <style:paragraph-properties fo:margin-top="0cm" fo:margin-bottom="0cm" loext:contextual-spacing="false" fo:line-height="115%"/>
    </style:style>
    <style:style style:name="P28" style:family="paragraph" style:parent-style-name="Table_20_Contents">
      <style:text-properties officeooo:paragraph-rsid="0019864b"/>
    </style:style>
    <style:style style:name="P29" style:family="paragraph" style:parent-style-name="Table_20_Contents">
      <style:text-properties officeooo:rsid="0019864b" officeooo:paragraph-rsid="0019864b"/>
    </style:style>
    <style:style style:name="P30" style:family="paragraph" style:parent-style-name="Table_20_Contents">
      <style:text-properties officeooo:rsid="001b6624" officeooo:paragraph-rsid="001b6624"/>
    </style:style>
    <style:style style:name="P31" style:family="paragraph" style:parent-style-name="Table_20_Contents">
      <style:text-properties officeooo:paragraph-rsid="001b6624"/>
    </style:style>
    <style:style style:name="P32" style:family="paragraph" style:parent-style-name="Table_20_Contents">
      <style:text-properties officeooo:paragraph-rsid="001c45ac"/>
    </style:style>
    <style:style style:name="P33" style:family="paragraph" style:parent-style-name="Table_20_Contents">
      <style:text-properties officeooo:rsid="001c45ac" officeooo:paragraph-rsid="001c45ac"/>
    </style:style>
    <style:style style:name="P34" style:family="paragraph">
      <loext:graphic-properties draw:fill="solid" draw:fill-color="#a9d18e"/>
      <style:paragraph-properties style:writing-mode="lr-tb"/>
    </style:style>
    <style:style style:name="T1" style:family="text">
      <style:text-properties fo:language="pt" fo:country="BR"/>
    </style:style>
    <style:style style:name="T2" style:family="text">
      <style:text-properties fo:language="pt" fo:country="BR" style:font-name-complex="Times1"/>
    </style:style>
    <style:style style:name="T3" style:family="text">
      <style:text-properties fo:language="pt" fo:country="BR" style:font-name-complex="Times1" style:font-size-complex="12pt"/>
    </style:style>
    <style:style style:name="T4" style:family="text">
      <style:text-properties fo:language="pt" fo:country="BR" officeooo:rsid="00145985" style:font-name-complex="Times1" style:font-size-complex="12pt"/>
    </style:style>
    <style:style style:name="T5" style:family="text">
      <style:text-properties fo:language="pt" fo:country="BR" officeooo:rsid="000badfd" style:font-name-complex="Times1"/>
    </style:style>
    <style:style style:name="T6" style:family="text">
      <style:text-properties fo:language="pt" fo:country="BR" officeooo:rsid="000de59f" style:font-name-complex="Times1"/>
    </style:style>
    <style:style style:name="T7" style:family="text">
      <style:text-properties fo:language="pt" fo:country="BR" fo:font-style="italic" officeooo:rsid="000de59f" style:font-style-asian="italic" style:font-name-complex="Times1" style:font-style-complex="italic"/>
    </style:style>
    <style:style style:name="T8" style:family="text">
      <style:text-properties fo:language="pt" fo:country="BR" fo:font-style="normal" officeooo:rsid="001c45ac" style:font-style-asian="normal" style:font-name-complex="Times1" style:font-style-complex="normal"/>
    </style:style>
    <style:style style:name="T9" style:family="text">
      <style:text-properties fo:language="pt" fo:country="BR" fo:font-weight="bold" style:font-weight-asian="bold" style:font-name-complex="Times1" style:font-size-complex="12pt" style:font-weight-complex="bold"/>
    </style:style>
    <style:style style:name="T10" style:family="text">
      <style:text-properties fo:language="pt" fo:country="BR" fo:font-weight="bold" officeooo:rsid="00141674" style:font-weight-asian="bold" style:font-name-complex="Times1" style:font-size-complex="12pt" style:font-weight-complex="bold"/>
    </style:style>
    <style:style style:name="T11" style:family="text">
      <style:text-properties fo:language="pt" fo:country="BR" officeooo:rsid="000badfd"/>
    </style:style>
    <style:style style:name="T12" style:family="text">
      <style:text-properties style:font-name-complex="Times1"/>
    </style:style>
    <style:style style:name="T13" style:family="text">
      <style:text-properties officeooo:rsid="000badfd" style:font-name-complex="Times1"/>
    </style:style>
    <style:style style:name="T14" style:family="text">
      <style:text-properties officeooo:rsid="001ed132" style:font-name-complex="Times1"/>
    </style:style>
    <style:style style:name="T15" style:family="text">
      <style:text-properties style:text-position="super 58%" fo:language="pt" fo:country="BR" style:font-name-complex="Times1"/>
    </style:style>
    <style:style style:name="T16" style:family="text">
      <style:text-properties style:text-position="super 58%" fo:language="pt" fo:country="BR" officeooo:rsid="000badfd" style:font-name-complex="Times1"/>
    </style:style>
    <style:style style:name="T17" style:family="text">
      <style:text-properties style:text-position="super 58%" style:font-name-complex="Times1"/>
    </style:style>
    <style:style style:name="T18" style:family="text">
      <style:text-properties fo:font-weight="bold" style:font-weight-asian="bold" style:font-name-complex="Times1"/>
    </style:style>
    <style:style style:name="T19" style:family="text">
      <style:text-properties fo:language="en" fo:country="US" fo:font-weight="bold" style:font-weight-asian="bold" style:font-name-complex="Times1"/>
    </style:style>
    <style:style style:name="T20" style:family="text">
      <style:text-properties fo:language="en" fo:country="US" style:font-name-complex="Times1"/>
    </style:style>
    <style:style style:name="T21" style:family="text">
      <style:text-properties fo:language="en" fo:country="US" officeooo:rsid="001ed132" style:font-name-complex="Times1"/>
    </style:style>
    <style:style style:name="T22" style:family="text">
      <style:text-properties fo:font-style="normal" style:font-style-asian="normal"/>
    </style:style>
    <style:style style:name="T23" style:family="text">
      <style:text-properties fo:font-style="normal" style:font-style-asian="normal" style:font-style-complex="normal"/>
    </style:style>
    <style:style style:name="T24" style:family="text">
      <style:text-properties fo:font-style="normal" officeooo:rsid="000de59f" style:font-style-asian="normal" style:font-style-complex="normal"/>
    </style:style>
    <style:style style:name="T25" style:family="text">
      <style:text-properties fo:font-style="normal" style:font-style-asian="normal" style:font-style-complex="normal" style:font-weight-complex="normal"/>
    </style:style>
    <style:style style:name="T26" style:family="text">
      <style:text-properties fo:font-style="normal" officeooo:rsid="00172d7a" style:font-style-asian="normal" style:font-style-complex="normal" style:font-weight-complex="normal"/>
    </style:style>
    <style:style style:name="T27" style:family="text">
      <style:text-properties fo:font-style="normal" officeooo:rsid="001d1891"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italic" style:font-style-asian="italic" style:font-style-complex="italic"/>
    </style:style>
    <style:style style:name="T30" style:family="text">
      <style:text-properties fo:font-style="italic" officeooo:rsid="000c4f52" style:font-style-asian="italic" style:font-style-complex="italic"/>
    </style:style>
    <style:style style:name="T31" style:family="text">
      <style:text-properties fo:font-style="italic" officeooo:rsid="000de59f" style:font-style-asian="italic" style:font-style-complex="italic"/>
    </style:style>
    <style:style style:name="T32" style:family="text">
      <style:text-properties fo:font-style="italic" officeooo:rsid="00141674" style:font-style-asian="italic" style:font-style-complex="italic"/>
    </style:style>
    <style:style style:name="T33" style:family="text">
      <style:text-properties fo:font-style="italic" officeooo:rsid="001d1891"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officeooo:rsid="000a0873"/>
    </style:style>
    <style:style style:name="T36" style:family="text">
      <style:text-properties officeooo:rsid="000c4f52"/>
    </style:style>
    <style:style style:name="T37" style:family="text">
      <style:text-properties fo:color="#00000a" style:font-name="Times" fo:font-size="12pt" fo:language="pt" fo:country="BR" fo:font-weight="normal" style:letter-kerning="false" style:font-name-asian="Times New Roman" style:font-size-asian="12pt" style:language-asian="pt" style:country-asian="BR" style:font-weight-asian="normal" style:font-name-complex="Times1" style:font-size-complex="10pt" style:language-complex="ar" style:country-complex="SA" style:font-weight-complex="normal"/>
    </style:style>
    <style:style style:name="T38" style:family="text">
      <style:text-properties fo:color="#00000a" style:font-name="Times" fo:font-size="12pt" fo:language="pt" fo:country="BR" fo:font-weight="normal" officeooo:rsid="0015b3cf" style:letter-kerning="false" style:font-name-asian="Times New Roman" style:font-size-asian="12pt" style:language-asian="pt" style:country-asian="BR" style:font-weight-asian="normal" style:font-name-complex="Times1" style:font-size-complex="10pt" style:language-complex="ar" style:country-complex="SA" style:font-weight-complex="normal"/>
    </style:style>
    <style:style style:name="T39" style:family="text">
      <style:text-properties fo:color="#00000a" style:font-name="Times" fo:font-size="12pt" fo:language="pt" fo:country="BR" fo:font-weight="normal" officeooo:rsid="00172d7a" style:letter-kerning="false" style:font-name-asian="Times New Roman" style:font-size-asian="12pt" style:language-asian="pt" style:country-asian="BR" style:font-weight-asian="normal" style:font-name-complex="Times1" style:font-size-complex="10pt" style:language-complex="ar" style:country-complex="SA" style:font-weight-complex="normal"/>
    </style:style>
    <style:style style:name="T40" style:family="text">
      <style:text-properties fo:color="#00000a" style:font-name="Times" fo:font-size="12pt" fo:language="pt" fo:country="BR" fo:font-weight="bold" officeooo:rsid="0015b3cf" style:letter-kerning="false" style:font-name-asian="Times New Roman" style:font-size-asian="12pt" style:language-asian="pt" style:country-asian="BR" style:font-weight-asian="bold" style:font-name-complex="Times1" style:font-size-complex="10pt" style:language-complex="ar" style:country-complex="SA" style:font-weight-complex="bold"/>
    </style:style>
    <style:style style:name="T41" style:family="text">
      <style:text-properties fo:color="#00000a" style:font-name="Times" fo:font-size="12pt" fo:language="pt" fo:country="BR" fo:font-style="italic" fo:font-weight="normal" officeooo:rsid="00172d7a" style:letter-kerning="false" style:font-name-asian="Times New Roman" style:font-size-asian="12pt" style:language-asian="pt" style:country-asian="BR" style:font-style-asian="italic" style:font-weight-asian="normal" style:font-name-complex="Times1" style:font-size-complex="10pt" style:language-complex="ar" style:country-complex="SA" style:font-style-complex="italic" style:font-weight-complex="normal"/>
    </style:style>
    <style:style style:name="T42" style:family="text">
      <style:text-properties fo:color="#00000a" style:font-name="Times" fo:font-size="12pt" fo:language="pt" fo:country="BR" fo:font-style="normal" fo:font-weight="normal" officeooo:rsid="00172d7a" style:letter-kerning="false" style:font-name-asian="Times New Roman" style:font-size-asian="12pt" style:language-asian="pt" style:country-asian="BR" style:font-style-asian="normal" style:font-weight-asian="normal" style:font-name-complex="Times1" style:font-size-complex="10pt" style:language-complex="ar" style:country-complex="SA" style:font-style-complex="normal" style:font-weight-complex="normal"/>
    </style:style>
    <style:style style:name="T43" style:family="text">
      <style:text-properties fo:color="#00000a" style:font-name="Times" fo:font-size="13pt" fo:language="pt" fo:country="BR" fo:font-style="normal" fo:font-weight="normal" officeooo:rsid="001b6624" style:letter-kerning="true" style:font-name-asian="Times New Roman" style:font-size-asian="13pt" style:language-asian="pt" style:country-asian="BR" style:font-style-asian="normal" style:font-weight-asian="normal" style:font-name-complex="Times1" style:font-size-complex="10pt" style:language-complex="ar" style:country-complex="SA" style:font-style-complex="normal" style:font-weight-complex="normal"/>
    </style:style>
    <style:style style:name="T44" style:family="text">
      <style:text-properties fo:font-size="12pt" fo:font-weight="normal" style:letter-kerning="false" style:font-size-asian="12pt" style:font-weight-asian="normal" style:font-weight-complex="normal"/>
    </style:style>
    <style:style style:name="T45" style:family="text">
      <style:text-properties fo:font-size="12pt" fo:font-weight="normal" officeooo:rsid="00127e79" style:letter-kerning="false" style:font-size-asian="12pt" style:font-weight-asian="normal" style:font-weight-complex="normal"/>
    </style:style>
    <style:style style:name="T46" style:family="text">
      <style:text-properties fo:font-size="12pt" fo:font-weight="normal" officeooo:rsid="00145985" style:letter-kerning="false" style:font-size-asian="12pt" style:font-weight-asian="normal" style:font-weight-complex="normal"/>
    </style:style>
    <style:style style:name="T47" style:family="text">
      <style:text-properties fo:font-size="12pt" fo:font-weight="normal" officeooo:rsid="0015b3cf" style:letter-kerning="false" style:font-size-asian="12pt" style:font-weight-asian="normal" style:font-weight-complex="normal"/>
    </style:style>
    <style:style style:name="T48" style:family="text">
      <style:text-properties fo:font-size="12pt" fo:font-weight="normal" officeooo:rsid="00172d7a" style:letter-kerning="false" style:font-size-asian="12pt" style:font-weight-asian="normal" style:font-weight-complex="normal"/>
    </style:style>
    <style:style style:name="T49" style:family="text">
      <style:text-properties fo:font-size="12pt" fo:font-weight="normal" officeooo:rsid="001968b2" style:letter-kerning="false" style:font-size-asian="12pt" style:font-weight-asian="normal" style:font-weight-complex="normal"/>
    </style:style>
    <style:style style:name="T50" style:family="text">
      <style:text-properties fo:font-size="12pt" fo:font-weight="normal" officeooo:rsid="0019864b" style:letter-kerning="false" style:font-size-asian="12pt" style:font-weight-asian="normal" style:font-weight-complex="normal"/>
    </style:style>
    <style:style style:name="T51" style:family="text">
      <style:text-properties fo:font-size="12pt" fo:font-style="italic" fo:font-weight="normal" officeooo:rsid="0015b3cf" style:letter-kerning="false" style:font-size-asian="12pt" style:font-style-asian="italic" style:font-weight-asian="normal" style:font-style-complex="italic" style:font-weight-complex="normal"/>
    </style:style>
    <style:style style:name="T52" style:family="text">
      <style:text-properties fo:font-weight="normal" style:font-weight-asian="normal" style:font-weight-complex="normal"/>
    </style:style>
    <style:style style:name="T53" style:family="text">
      <style:text-properties officeooo:rsid="00127e79"/>
    </style:style>
    <style:style style:name="T54" style:family="text">
      <style:text-properties style:font-weight-complex="normal"/>
    </style:style>
    <style:style style:name="T55" style:family="text">
      <style:text-properties officeooo:rsid="0015b3cf" style:font-weight-complex="normal"/>
    </style:style>
    <style:style style:name="T56" style:family="text">
      <style:text-properties officeooo:rsid="0013e867"/>
    </style:style>
    <style:style style:name="T57" style:family="text">
      <style:text-properties officeooo:rsid="00141674"/>
    </style:style>
    <style:style style:name="T58" style:family="text">
      <style:text-properties officeooo:rsid="0015b3cf"/>
    </style:style>
    <style:style style:name="T59" style:family="text">
      <style:text-properties officeooo:rsid="001b6624"/>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parallel" style:number-wrapped-paragraphs="no-limit" style:wrap-contour="false" style:vertical-pos="from-top" style:vertical-rel="page" style:horizontal-pos="from-left" style:horizontal-rel="page"/>
    </style:style>
    <style:style style:name="gr2" style:family="graphic">
      <style:graphic-properties draw:stroke="solid" svg:stroke-width="0.035cm" svg:stroke-color="#a9d18e" svg:stroke-opacity="100%" draw:stroke-linejoin="miter" draw:fill="solid" draw:fill-color="#a9d18e" draw:textarea-horizontal-align="left" draw:textarea-vertical-align="middle" draw:auto-grow-height="false" fo:min-height="0cm" fo:min-width="20.082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utoFX – Framework geradora de interface gráfica <text:span text:style-name="T35">JavaFx</text:span></text:p>
      <text:p text:style-name="P24"/>
      <text:p text:style-name="P27"><text:span text:style-name="T5">William Gabriel Pereira</text:span><text:span text:style-name="T15">1</text:span><text:span text:style-name="T2">, </text:span><text:span text:style-name="T5">Rodrigo Curvêllo</text:span><text:span text:style-name="T16">2</text:span></text:p>
      <text:p text:style-name="P25"><text:span text:style-name="Address_20_Char"><text:span text:style-name="T17">1</text:span></text:span><text:span text:style-name="T13">Aluno da ciência da computação no IFC</text:span></text:p>
      <text:p text:style-name="P25"><text:span text:style-name="T17">2</text:span><text:span text:style-name="T13">Professor e mestre de ciência da computação</text:span></text:p>
      <text:p text:style-name="P21"><text:span text:style-name="T11">will.gabriel.pereira@gmail.com</text:span><text:span text:style-name="T1">, </text:span>rodrigo.curvello@ifc.edu.br </text:p>
      <text:p text:style-name="P22"/>
      <text:p text:style-name="P17"><text:span text:style-name="T18">Abstract.</text:span><text:span text:style-name="T12"> </text:span><text:span text:style-name="T20">Thinking </text:span><text:span text:style-name="T21">in</text:span><text:span text:style-name="T20"> the difficulty, </text:span><text:span text:style-name="T21">out</text:span><text:span text:style-name="T20"> time and generalization to build an </text:span><text:span text:style-name="T21">GUI</text:span><text:span text:style-name="T20"> </text:span><text:span text:style-name="T21">for</text:span><text:span text:style-name="T20"> management </text:span><text:span text:style-name="T21">to</text:span><text:span text:style-name="T20"> objects, was constructed </text:span><text:span text:style-name="T21">a</text:span><text:span text:style-name="T20"> framework </text:span><text:span text:style-name="T21">called </text:span><text:span text:style-name="T20">AutoFX, where it is possible to send any class meets the requirements </text:span><text:span text:style-name="T21">from</text:span><text:span text:style-name="T20"> framework and it manufactures a interface totally intuitive, with options </text:span><text:span text:style-name="T21">to</text:span><text:span text:style-name="T20"> save, change and delete any object already saved within the list, also generating a JSON file containing the objects listed by the framework. With it you can avoid wasting time by building a system that needs to manage simple objects.</text:span><text:span text:style-name="T12"> </text:span></text:p>
      <text:p text:style-name="P17"><text:span text:style-name="T19">Key-words:</text:span><text:span text:style-name="T20"> </text:span><text:span text:style-name="T21">Framework</text:span><text:span text:style-name="T20">; </text:span><text:span text:style-name="T21">JavaFX</text:span><text:span text:style-name="T20">; </text:span><text:span text:style-name="T21">Persistence, Generator</text:span><text:span text:style-name="T20">.</text:span></text:p>
      <text:p text:style-name="P18"/>
      <text:p text:style-name="P17"><text:span text:style-name="T18">Resumo.</text:span><text:span text:style-name="T12"> </text:span><text:span text:style-name="T14">Pensando na dificuldade, falta de tempo e generalização para construir uma interface de gerenciamento de objetos, foi construída a framework AutoFX, onde é possível enviar com qualquer classe atenda aos requisitos da framework e ela fabrica uma interface totalmente intuitiva, com opções de salvar, alterar e excluir qualquer objeto já salvo dentro da lista, gerando também um arquivo JSON contendo os objetos listados pela framework. Com ela é possível evitar desperdício de tempo ao construir um sistema que necessite gerenciar objetos simples.</text:span></text:p>
      <text:p text:style-name="P17"><text:span text:style-name="T18">Palavras-chave:</text:span><text:span text:style-name="T12"> </text:span><text:span text:style-name="T14">Framework</text:span><text:span text:style-name="T12">; </text:span><text:span text:style-name="T14">JavaFX</text:span><text:span text:style-name="T12">; </text:span><text:span text:style-name="T14">Persistencia, Gerador</text:span><text:span text:style-name="T12">.</text:span></text:p>
      <text:p text:style-name="P19"/>
      <text:h text:style-name="P26" text:outline-level="1">1. Introdução</text:h>
      <text:p text:style-name="P6"/>
      <text:p text:style-name="P7"><text:tab/><text:span text:style-name="T36">Frameworks então a cada dia mais presentes na vida de programadores, podendo elas, resolver vários problemas e servindo de soluções para muitos sistemas, evitando o retrabalho de programadores. Uma framework pode servir um simples sistema de persistência em “</text:span><text:span text:style-name="T30">.cs</text:span><text:span text:style-name="T31">v”</text:span><text:span text:style-name="T30">, </text:span><text:span text:style-name="T24">até um sistema completo de inteligência artificial.</text:span></text:p>
      <text:p text:style-name="P7"><text:span text:style-name="T24"><text:tab/>JavaFX é uma biblioteca gráfica, ou seja, é usada para fornecer sistemas com GUI (Gaphical User Interface, interface gráfica de usuário). JavaFX é a mais nova biblioteca gráfica oficial para o java, com a inovação de não ser necessário compilar seu sistema em cada JVM para que funcione.</text:span></text:p>
      <text:p text:style-name="P3"><text:span text:style-name="T2"><text:tab/></text:span><text:span text:style-name="T6">A ideia da framework AutoFX é facilitar na criação de sistemas gerenciadores de classes simples (DTOs), ou seja, deve ser uma framework que gera uma interface gráfica onde se possa gerenciar qualquer classe que o usuário (programador) passe para ela, podendo também fazer a persistência de seus dados, ou seja, gravar e buscar dados salvos utilizando o sistema de persistência </text:span><text:span text:style-name="T7">JSON</text:span><text:span text:style-name="T6">.</text:span></text:p>
      <text:p text:style-name="P3"><text:span text:style-name="T6"/></text:p>
      <text:h text:style-name="Heading_20_1" text:outline-level="1"><text:soft-page-break/>2. Metodologia</text:h>
      <text:p text:style-name="P10"/>
      <text:p text:style-name="P11"><text:tab/><text:span text:style-name="T44">Foram usados neste trabalho algumas ferramentas, linguagens e conceitos. Framework baseada na linguagem de programação Java, utilizando recursos </text:span><text:span text:style-name="T48">Java Reflection,</text:span><text:span text:style-name="T44"> JavaFX e Gson, este último disponibilizado pela Google. Alguns dos conceitos abordados na framework são o</text:span><text:span text:style-name="T48">s </text:span><text:span text:style-name="T44">ponteiros</text:span><text:span text:style-name="T48">,</text:span><text:span text:style-name="T44"> final </text:span><text:span text:style-name="T45">class, S</text:span><text:span text:style-name="T44">ingleton </text:span><text:span text:style-name="T48">e</text:span><text:span text:style-name="T44"> </text:span><text:span text:style-name="T45">Generic wild card.</text:span></text:p>
      <text:h text:style-name="Heading_20_2" text:outline-level="2">2.1. Java</text:h>
      <text:p text:style-name="P6"><text:tab/><text:span text:style-name="T53">Java é uma linguagem de programação muito utilizada, por sua arquitetura e paradigma de programação utilizada, que no caso é a orientação a objetos, também muito utilizada hoje em dia. Além do paradigma, o java possui uma VM, ou seja, uma “máquina virtual” por assim dizer, onde existe uma JVM para cada tipo de sistema operacional (ou até mesmo não operacional), como, por exemplo, para o Windows, Linux e até mesmo aplicações que devam funcionar em BIOS, essa flexibilidade torna o Java muito requisitado e amado por programadores.</text:span></text:p>
      <text:p text:style-name="P6"><text:tab/><text:span text:style-name="T56">Java é uma linguagem compilada, ou seja, torna o código fonte inacessível, fazendo assim também, um sistema mais rápido quando comparado com algumas linguagens interpretadas, pois não é necessário um interpretador no caminho, porém por ser uma linguagem que funciona em VM, ela acaba sendo um pouco lenta para alguns casos mais extremos e pouco utilizada quando falamos de tratar muitos dados.</text:span></text:p>
      <text:p text:style-name="P6"><text:tab/><text:span text:style-name="T57">Segundo Bastos(2010), a compilação é o processo que reúne o código fonte e o transforma em algo que a máquina consiga entender. Ele também afirma que do ponto de vista do código fonte, qualquer linguagem é compilada, tendo em vista que a programação nunca é escrita de forma “</text:span><text:span text:style-name="T32">natural</text:span><text:span text:style-name="T57">” para os humanos.</text:span></text:p>
      <text:p text:style-name="P6"><text:tab/><text:span text:style-name="T58">Foi utilizada esta linguagem por ser a mais conhecida pelo autor do trabalho e pela facilidade de implementar alguns conceitos da programação orientada a objetos, também foi utilizada Java pois torna-se impossível criar uma ferramenta que gera interface Java em outra linguagem.</text:span></text:p>
      <text:h text:style-name="Heading_20_2" text:outline-level="2">2.2 Orientação a Objetos</text:h>
      <text:p text:style-name="P12"><text:tab/><text:span text:style-name="T44">Orientação a objetos (POO), é um paradigma da programação </text:span><text:span text:style-name="T46">onde se busca descrever o objeto a ser usado em forma de programação, tendo ele seus atributos e funções próprias.</text:span></text:p>
      <text:p text:style-name="P12"><text:span text:style-name="T46"><text:tab/>Segundo Welson(2015), a definição de POO foi baseada em três pilares básicos, são eles: encapsulamento que dita como está disponível tal atributo ou método, herança onde um objeto pode herdar os mesmos atributos e funções que sua classe “pai” e polimorfismo, </text:span><text:span text:style-name="T47">que consiste em poder tratar como um objeto mais genérico um objeto mais específico.</text:span></text:p>
      <text:p text:style-name="P12"><text:span text:style-name="T47"><text:tab/>Já Noronha(2018), diz que temos mais um pilar, a abstração, que pode ser confundido com o modificador “</text:span><text:span text:style-name="T51">Abstract</text:span><text:span text:style-name="T47">”, mas na verdade ele fala sobre saber aquilo que é necessário para o sistema, como, por exemplo, não é necessário saber o modelo do seu computador em um sistema hospitalar.</text:span></text:p>
      <text:h text:style-name="Heading_20_2" text:outline-level="2"><text:soft-page-break/>2.3 JavaFX</text:h>
      <text:p text:style-name="P4"><text:span text:style-name="T40"><text:tab/></text:span><text:span text:style-name="T38">JavaFX é uma biblioteca gráfica, </text:span><text:span text:style-name="T44">é usada para a criação de aplicações RIA (</text:span><text:span text:style-name="Emphasis"><text:span text:style-name="T44">Rich Internet Application</text:span></text:span><text:span text:style-name="T44">) que se comportam de maneira consistente em todas as plataformas </text:span><text:span text:style-name="T38"><text:s/>segundo Menezes(2015). Ou seja, JavaFX é usado para construção de interfaces gráficas, onde, não é necessário compilar, muito menos construir, o sistema separadamente para cada SO, amenizando o tempo de produção de um sistema.</text:span></text:p>
      <text:p text:style-name="P4"><text:span text:style-name="T38"><text:tab/>Utilizando a linguagem de marcação baseada no XML, o FXML é usado para construir e customizar a interface, porém é possível utilizar um criador gráfico, chamado SceneBuilder, um aplicativo que gera o FXML e seus controladores usando a intuitividade de um sistema gráfico, possibilitando que o programado veja na hora as modificações.</text:span></text:p>
      <text:p text:style-name="P4"><text:span text:style-name="T38"><text:tab/>Neste projeto, foi construído um arquivo FXML padrão que gera a Stage de fundo, apenas pedindo ao programador a Stage a qual ele deseja plotar a interface. Pelo fato de ser obrigatória a inicialização do Stage por uma aplicação JavaFX, foi impossível deixar que o programador apenas enviasse a classe que deseja, forçando-o a criar uma aplicação JavaFX onde, dentro poderá utilizar da framework.</text:span></text:p>
      <text:h text:style-name="Heading_20_2" text:outline-level="2"><text:span text:style-name="T55">2.</text:span><text:span text:style-name="T54">4 Java Reflection</text:span></text:h>
      <text:p text:style-name="P5"><text:span text:style-name="T39"><text:tab/>“</text:span><text:span text:style-name="T37">O Reflection, em poucas palavras, serve para determinar métodos e atributos que serão utilizados de determinada classe (que você nem conhece) em tempo de execução.” </text:span><text:span text:style-name="T39">(LANHELLAS, 2013).</text:span></text:p>
      <text:p text:style-name="P5"><text:span text:style-name="T39"><text:tab/>Usado para descobrir atributos e métodos, o Reflection, é usado para que se torne possível utilizar uma classe da qual você nada sabe, nem mesmo seu nome. Apesar de se saber todos os seus atributos e funções, torna-se difícil utilizá-las quando uma classe é muito complexa e não se sabe o que especificamente tal método faz, ainda mais quando nem se sabe o seu próprio nome.</text:span></text:p>
      <text:p text:style-name="P5"><text:span text:style-name="T39"><text:tab/>Mesmo com nomes e funcionalidades não conhecidas, algumas funções, quando uma classe é implementada de forma correta, algumas funções padrões vem com nomes muito parecidos, independente de quem fez a classe ou onde, como, por exemplo, os </text:span><text:span text:style-name="T41">getters</text:span><text:span text:style-name="T39"> e </text:span><text:span text:style-name="T41">setters, </text:span><text:span text:style-name="T42">sabendo disso, é possível fazer o gerenciamento do estado de um objeto sem saber como ele é, apenas sabendo que ele vai possuir os </text:span><text:span text:style-name="T41">getters</text:span><text:span text:style-name="T42"> e </text:span><text:span text:style-name="T41">setters.</text:span></text:p>
      <text:p text:style-name="P5"><text:span text:style-name="T42"/></text:p>
      <text:h text:style-name="Heading_20_1" text:outline-level="1"><text:span text:style-name="T26">3. </text:span><text:span text:style-name="T25">Resuldados e Discussões</text:span></text:h>
      <text:p text:style-name="P12"><text:span text:style-name="T46"/></text:p>
      <text:p text:style-name="P12"><text:span text:style-name="T46"><text:tab/></text:span><text:span text:style-name="T49">Exceto a funcionalidade de buscar arquivo de objetos salvos, todos os objetivos foram alcançados. Utilização de classes simples, permitir gerenciamento pelo usuário final e salvar em arquivo JSON.</text:span></text:p>
      <text:p text:style-name="P12"><text:span text:style-name="T49"><text:tab/>Para a descoberta de atributos e invocação de funções, existe uma classe que utiliza das funcionalidades do Java Reflection. </text:span></text:p>
      <text:p text:style-name="P12"><text:span text:style-name="T49"/></text:p>
      <table:table table:name="Tabela1" table:style-name="Tabela1">
        <table:table-column table:style-name="Tabela1.A"/>
        <table:table-column table:style-name="Tabela1.B"/>
        <table:table-row>
          <table:table-cell table:style-name="Tabela1.A1" office:value-type="string">
            <text:p text:style-name="P29">1</text:p>
            <text:p text:style-name="P29">2</text:p>
            <text:p text:style-name="P29"><text:soft-page-break/>3</text:p>
            <text:p text:style-name="P29">4</text:p>
          </table:table-cell>
          <table:table-cell table:style-name="Tabela1.B1" office:value-type="string">
            <text:p text:style-name="P28">private Class&lt;?&gt; classe;</text:p>
            <text:p text:style-name="P28">private Object objeto;</text:p>
            <text:p text:style-name="Table_20_Contents"><text:soft-page-break/>private String nomeClasse;</text:p>
            <text:p text:style-name="Table_20_Contents">private Field[] atributos;</text:p>
          </table:table-cell>
        </table:table-row>
      </table:table>
      <text:p text:style-name="P12"><text:span text:style-name="T49"/></text:p>
      <text:p text:style-name="P12"><text:span text:style-name="T46"><text:s/><text:tab/></text:span><text:span text:style-name="T50">Acima estão os atributos utilizados pela classe, sendo eles, da linha 1, a classe que será passada pelo usuário da framework, os outros atributos são todos calculados a partir da classe recebida.</text:span></text:p>
      <text:p text:style-name="P12"><text:span text:style-name="T50"/></text:p>
      <table:table table:name="Tabela2" table:style-name="Tabela2">
        <table:table-column table:style-name="Tabela2.A"/>
        <table:table-column table:style-name="Tabela2.B"/>
        <table:table-row>
          <table:table-cell table:style-name="Tabela2.A1" office:value-type="string">
            <text:p text:style-name="P29">1</text:p>
            <text:p text:style-name="P29">2</text:p>
            <text:p text:style-name="P29">3</text:p>
            <text:p text:style-name="P29">4</text:p>
            <text:p text:style-name="P29">5</text:p>
            <text:p text:style-name="P29">6</text:p>
            <text:p text:style-name="P29">7</text:p>
            <text:p text:style-name="P29">8</text:p>
            <text:p text:style-name="P29">9</text:p>
            <text:p text:style-name="P29">10</text:p>
            <text:p text:style-name="P29">11</text:p>
          </table:table-cell>
          <table:table-cell table:style-name="Tabela2.B1" office:value-type="string">
            <text:p text:style-name="Table_20_Contents">private Reflection(Class&lt;?&gt; classe) {</text:p>
            <text:p text:style-name="Table_20_Contents"><text:s text:c="8"/>this.classe = classe;</text:p>
            <text:p text:style-name="Table_20_Contents"><text:s text:c="8"/>String nome[] = classe.getName().replace('.', ' ').split(" ");</text:p>
            <text:p text:style-name="Table_20_Contents"><text:s text:c="8"/>this.nomeClasse = nome[nome.length - 1];</text:p>
            <text:p text:style-name="Table_20_Contents"><text:s text:c="8"/>try {</text:p>
            <text:p text:style-name="Table_20_Contents"><text:s text:c="12"/>objeto = classe.newInstance();</text:p>
            <text:p text:style-name="Table_20_Contents"><text:s text:c="8"/>} catch (InstantiationException | IllegalAccessException e) {</text:p>
            <text:p text:style-name="Table_20_Contents"><text:s text:c="12"/>e.printStackTrace();</text:p>
            <text:p text:style-name="Table_20_Contents"><text:s text:c="8"/>}</text:p>
            <text:p text:style-name="Table_20_Contents"><text:s text:c="8"/>this.setAtributos();</text:p>
            <text:p text:style-name="Table_20_Contents"><text:s text:c="4"/>}</text:p>
          </table:table-cell>
        </table:table-row>
      </table:table>
      <text:p text:style-name="P13"><text:tab/></text:p>
      <text:p text:style-name="P13"><text:span text:style-name="T52"><text:tab/>Acima temos o construtor, percebe-se que ele é privado, pois esta classe está usando o padrão Singleton.</text:span></text:p>
      <text:p text:style-name="P13"><text:span text:style-name="T52"><text:tab/>As linhas 3 e 4 estão apagando o nome do package em que está a classe, pois quando usada a função </text:span><text:span text:style-name="T34">Class.getName(), </text:span><text:span text:style-name="T28">junto com o nome, é capturada sua localização dentro do projeto.</text:span></text:p>
      <text:p text:style-name="P13"><text:span text:style-name="T28"><text:tab/>Para a invocação do atributo, foi feita uma função que pudesse chamar qualquer método get ou set da classe, sabendo que essas funções apenas utilizam o prefixo (set ou get) e então o nome do atributo com capitulação, foi feito uma espécie de gerador de nome de método, criando o nome como, por exemplo, usar uma função “set”, para o atributo “nome”, gera-se o seguinte nome de função: “setNome”.</text:span></text:p>
      <text:p text:style-name="P13"><text:span text:style-name="T28"/></text:p>
      <table:table table:name="Tabela3" table:style-name="Tabela3">
        <table:table-column table:style-name="Tabela3.A"/>
        <table:table-column table:style-name="Tabela3.B"/>
        <table:table-row>
          <table:table-cell table:style-name="Tabela3.A1" office:value-type="string">
            <text:p text:style-name="P30">1</text:p>
            <text:p text:style-name="P30">2</text:p>
            <text:p text:style-name="P30">3</text:p>
            <text:p text:style-name="P30">4</text:p>
            <text:p text:style-name="P30">5</text:p>
            <text:p text:style-name="P30">6</text:p>
            <text:p text:style-name="P30"><text:soft-page-break/>7</text:p>
            <text:p text:style-name="P30">8</text:p>
            <text:p text:style-name="P30">9</text:p>
            <text:p text:style-name="P30">10</text:p>
            <text:p text:style-name="P30">11</text:p>
            <text:p text:style-name="P30">12</text:p>
            <text:p text:style-name="P30">13</text:p>
            <text:p text:style-name="P30">14</text:p>
            <text:p text:style-name="P30">15</text:p>
            <text:p text:style-name="P30">16</text:p>
            <text:p text:style-name="P30">17</text:p>
            <text:p text:style-name="P30">18</text:p>
            <text:p text:style-name="P30">19</text:p>
            <text:p text:style-name="P30">20</text:p>
            <text:p text:style-name="P30">21</text:p>
          </table:table-cell>
          <table:table-cell table:style-name="Tabela3.B1" office:value-type="string">
            <text:p text:style-name="Table_20_Contents">String pre = "";</text:p>
            <text:p text:style-name="Table_20_Contents"><text:s text:c="8"/>switch (setGet) {</text:p>
            <text:p text:style-name="Table_20_Contents"><text:s text:c="12"/>case 0:</text:p>
            <text:p text:style-name="Table_20_Contents"><text:s text:c="16"/>pre = "set";</text:p>
            <text:p text:style-name="Table_20_Contents"><text:s text:c="16"/>break;</text:p>
            <text:p text:style-name="Table_20_Contents"><text:s text:c="12"/>case 1:</text:p>
            <text:p text:style-name="Table_20_Contents"><text:soft-page-break/><text:s text:c="16"/>pre = "get";</text:p>
            <text:p text:style-name="Table_20_Contents"><text:s text:c="16"/>break;</text:p>
            <text:p text:style-name="Table_20_Contents"><text:s text:c="12"/>default:</text:p>
            <text:p text:style-name="Table_20_Contents"><text:s text:c="16"/>break;</text:p>
            <text:p text:style-name="Table_20_Contents"><text:s text:c="8"/>}</text:p>
            <text:p text:style-name="Table_20_Contents"><text:s text:c="8"/>String palavra = atributo.getName();</text:p>
            <text:p text:style-name="Table_20_Contents"><text:s text:c="8"/>palavra = pre + palavra.substring(0, 1).</text:p>
            <text:p text:style-name="Table_20_Contents"><text:s text:c="16"/>toUpperCase().concat(palavra.substring(1));</text:p>
            <text:p text:style-name="Table_20_Contents"><text:s text:c="8"/>if (setGet == 0) {</text:p>
            <text:p text:style-name="Table_20_Contents"><text:s text:c="12"/>switch (atributo.getType().getName()) {</text:p>
            <text:p text:style-name="Table_20_Contents"><text:s text:c="16"/>case "int":</text:p>
            <text:p text:style-name="Table_20_Contents"><text:s text:c="20"/>break;</text:p>
            <text:p text:style-name="Table_20_Contents"><text:s text:c="12"/>}</text:p>
            <text:p text:style-name="Table_20_Contents"><text:s text:c="8"/>}</text:p>
          </table:table-cell>
        </table:table-row>
      </table:table>
      <text:p text:style-name="P14"><text:span text:style-name="T28"/></text:p>
      <text:p text:style-name="P14"><text:span text:style-name="T28"><text:tab/>Foi utilizado para esse gerador de nome, um switch, que verifica qual constante foi recebida e então é salvo em uma variável o seu prefixo, então é feita a capitalização do atributo e concatenado com o prefixo.<text:tab/></text:span></text:p>
      <text:h text:style-name="P26" text:outline-level="1"/>
      <table:table table:name="Tabela4" table:style-name="Tabela4">
        <table:table-column table:style-name="Tabela4.A"/>
        <table:table-column table:style-name="Tabela4.B"/>
        <table:table-row>
          <table:table-cell table:style-name="Tabela4.A1" office:value-type="string">
            <text:p text:style-name="P30">1</text:p>
            <text:p text:style-name="P30">2</text:p>
            <text:p text:style-name="P30">3</text:p>
            <text:p text:style-name="P30">4</text:p>
            <text:p text:style-name="P30">5</text:p>
            <text:p text:style-name="P30">6</text:p>
            <text:p text:style-name="P30">7</text:p>
            <text:p text:style-name="P30">8</text:p>
          </table:table-cell>
          <table:table-cell table:style-name="Tabela4.B1" office:value-type="string">
            <text:p text:style-name="Table_20_Contents">Method metodo;</text:p>
            <text:p text:style-name="Table_20_Contents">if (parametro == null) {</text:p>
            <text:p text:style-name="P31"><text:span text:style-name="T43"><text:tab/></text:span>metodo = classe.getMethod(palavra, null);</text:p>
            <text:p text:style-name="P31"><text:span text:style-name="T43"><text:tab/></text:span>return metodo.invoke(objeto, null);</text:p>
            <text:p text:style-name="Table_20_Contents">}else{</text:p>
            <text:p text:style-name="P31"><text:span text:style-name="T43"><text:tab/></text:span>metodo = classe.getMethod(palavra, parametro.getClass());</text:p>
            <text:p text:style-name="P31"><text:span text:style-name="T43"><text:tab/></text:span>return metodo.invoke(objeto, parametro);</text:p>
            <text:p text:style-name="Table_20_Contents">}</text:p>
          </table:table-cell>
        </table:table-row>
      </table:table>
      <text:p text:style-name="P6"/>
      <text:p text:style-name="P6"><text:tab/><text:span text:style-name="T59">Após ter o nome da função pronta, é possível fazer a chamada de tal função, encontrando tal método enviando o nome e o tipo de retorno, logo depois é possível fazer a invocação do método, passando o objeto de qual será invocada a função e os seus parâmetros.</text:span></text:p>
      <text:p text:style-name="P8"><text:tab/>Tendo a classe que faz a invocação de métodos e guarda o objeto, já é possível criar então uma interface a partir do que conseguimos descobrir com essa classe. Para a criação de interfaces, temos uma classe que faz este trabalho, a classe <text:span text:style-name="T29">CriadorInterface</text:span>, utilizando também Singleton para a sua instância.</text:p>
      <text:p text:style-name="P8"><text:soft-page-break/><text:tab/>Seu construtor é bem simples, fazendo apenas a chamada do FXML pré-pronto. Para a criação das funcionalidades que permitem a gerência do objeto, é necessário saber seus atributos, sabendo a quantidade e nome de atributos, basicamente são criados os <text:span text:style-name="T29">Labels </text:span><text:span text:style-name="T23">e </text:span><text:span text:style-name="T29">TextFields</text:span><text:span text:style-name="T23"> de acordo com a classe e plotados dentro da interface</text:span></text:p>
      <table:table table:name="Tabela5" table:style-name="Tabela5">
        <table:table-column table:style-name="Tabela5.A"/>
        <table:table-column table:style-name="Tabela5.B"/>
        <table:table-row>
          <table:table-cell table:style-name="Tabela5.A1" office:value-type="string">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3">10</text:p>
            <text:p text:style-name="P33">11</text:p>
            <text:p text:style-name="P33">12</text:p>
            <text:p text:style-name="P33">13</text:p>
            <text:p text:style-name="P33">14</text:p>
            <text:p text:style-name="P33">15</text:p>
            <text:p text:style-name="P33">16</text:p>
            <text:p text:style-name="P33">17</text:p>
            <text:p text:style-name="P33">18</text:p>
            <text:p text:style-name="P33">19</text:p>
            <text:p text:style-name="P33">20</text:p>
            <text:p text:style-name="P33">21</text:p>
            <text:p text:style-name="P33">22</text:p>
            <text:p text:style-name="P33">23</text:p>
            <text:p text:style-name="P33">24</text:p>
            <text:p text:style-name="P33">25</text:p>
            <text:p text:style-name="P33">26</text:p>
            <text:p text:style-name="P33">27</text:p>
            <text:p text:style-name="P33">28</text:p>
          </table:table-cell>
          <table:table-cell table:style-name="Tabela5.B1" office:value-type="string">
            <text:p text:style-name="Table_20_Contents">for (Field f : atributos) {</text:p>
            <text:p text:style-name="P32"><text:span text:style-name="T43"><text:tab/></text:span>// CRIA LABEL</text:p>
            <text:p text:style-name="P32"><text:span text:style-name="T43"><text:tab/></text:span>Label lb = new Label();</text:p>
            <text:p text:style-name="P32"><text:span text:style-name="T43"><text:tab/></text:span>lb.setPrefHeight(19);</text:p>
            <text:p text:style-name="P32"><text:span text:style-name="T43"><text:tab/></text:span>lb.setPrefWidth(232);</text:p>
            <text:p text:style-name="P32"><text:span text:style-name="T43"><text:tab/></text:span>lb.setLayoutX(layoutXLabel);</text:p>
            <text:p text:style-name="P32"><text:span text:style-name="T43"><text:tab/></text:span>lb.setLayoutY(layoutY);</text:p>
            <text:p text:style-name="P32"><text:span text:style-name="T43"><text:tab/></text:span>lb.setFont(fonte);</text:p>
            <text:p text:style-name="P32"><text:span text:style-name="T43"><text:tab/></text:span>lb.setText(f.getName());</text:p>
            <text:p text:style-name="P32"><text:span text:style-name="T43"><text:tab/></text:span>// CRIA TEXTFIELD</text:p>
            <text:p text:style-name="P32"><text:span text:style-name="T43"><text:tab/></text:span>TextField tf = new TextField();</text:p>
            <text:p text:style-name="P32"><text:span text:style-name="T43"><text:tab/></text:span>tf.setPrefHeight(25);</text:p>
            <text:p text:style-name="P32"><text:span text:style-name="T43"><text:tab/></text:span>tf.setPrefWidth(249);</text:p>
            <text:p text:style-name="P32"><text:span text:style-name="T43"><text:tab/></text:span>tf.setLayoutX(layoutXText);</text:p>
            <text:p text:style-name="P32"><text:span text:style-name="T43"><text:tab/></text:span>tf.setLayoutY(layoutY);</text:p>
            <text:p text:style-name="P32"><text:span text:style-name="T43"><text:tab/></text:span>tf.setPromptText(f.getName());</text:p>
            <text:p text:style-name="P32"><text:span text:style-name="T43"><text:tab/></text:span>// ADICIONA TF COMO CAPTURADO PELO LABEL</text:p>
            <text:p text:style-name="P32"><text:span text:style-name="T43"><text:tab/></text:span>lb.setLabelFor(tf);</text:p>
            <text:p text:style-name="Table_20_Contents"/>
            <text:p text:style-name="P32"><text:span text:style-name="T43"><text:tab/></text:span>// AUMENTA DISTANCIA VERTICAL</text:p>
            <text:p text:style-name="P32"><text:span text:style-name="T43"><text:tab/></text:span>layoutY += 33;</text:p>
            <text:p text:style-name="Table_20_Contents"/>
            <text:p text:style-name="P32"><text:span text:style-name="T43"><text:tab/></text:span>// ADICIONA LB E TF NO PANE DO SCROLL</text:p>
            <text:p text:style-name="P32"><text:span text:style-name="T43"><text:tab/></text:span>painelCad.getChildren().add(lb);</text:p>
            <text:p text:style-name="P32"><text:span text:style-name="T43"><text:tab/></text:span>painelCad.getChildren().add(tf);</text:p>
            <text:p text:style-name="Table_20_Contents"/>
            <text:p text:style-name="P32"><text:span text:style-name="T43"><text:tab/></text:span>fields.add(tf);</text:p>
            <text:p text:style-name="Table_20_Contents">}</text:p>
          </table:table-cell>
        </table:table-row>
      </table:table>
      <text:p text:style-name="P8"><text:span text:style-name="T23"/></text:p>
      <text:p text:style-name="P9"><text:span text:style-name="T23"><text:tab/>Para pegar os dados no entanto, torna-se um pouco mais complicado, pois a tipologia de um </text:span><text:span text:style-name="T29">TextField</text:span><text:span text:style-name="T23"> é sempre </text:span><text:span text:style-name="T29">String</text:span><text:span text:style-name="T23">, mas nem sempre queremos um </text:span><text:span text:style-name="T29">String</text:span><text:span text:style-name="T23">, então </text:span><text:soft-page-break/><text:span text:style-name="T23">se faz necessário um cast, mas como fazer um cast sem saber qual tipo de dado queremos? Usamos os parsers para cada </text:span><text:span text:style-name="T29">TextField</text:span><text:span text:style-name="T23"> que temos. Segue o código:</text:span></text:p>
      <table:table table:name="Tabela6" table:style-name="Tabela6">
        <table:table-column table:style-name="Tabela6.A"/>
        <table:table-column table:style-name="Tabela6.B"/>
        <table:table-row>
          <table:table-cell table:style-name="Tabela6.A1" office:value-type="string">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3">10</text:p>
            <text:p text:style-name="P33">11</text:p>
            <text:p text:style-name="P33">12</text:p>
            <text:p text:style-name="P33">13</text:p>
            <text:p text:style-name="P33">14</text:p>
            <text:p text:style-name="P33">15</text:p>
            <text:p text:style-name="P33">16</text:p>
            <text:p text:style-name="P33">17</text:p>
            <text:p text:style-name="P33">18</text:p>
            <text:p text:style-name="P33">19</text:p>
            <text:p text:style-name="P33">20</text:p>
            <text:p text:style-name="P33">21</text:p>
            <text:p text:style-name="P33">22</text:p>
            <text:p text:style-name="P33">23</text:p>
            <text:p text:style-name="P33">24</text:p>
            <text:p text:style-name="P33">25</text:p>
            <text:p text:style-name="P33">26</text:p>
            <text:p text:style-name="P33">27</text:p>
            <text:p text:style-name="P33">28</text:p>
            <text:p text:style-name="P33">29</text:p>
            <text:p text:style-name="P33">30</text:p>
            <text:p text:style-name="P33">31</text:p>
            <text:p text:style-name="P33">32</text:p>
            <text:p text:style-name="P33">33</text:p>
            <text:p text:style-name="P33"><text:soft-page-break/>34</text:p>
            <text:p text:style-name="P33">35</text:p>
            <text:p text:style-name="P33">36</text:p>
            <text:p text:style-name="P33">37</text:p>
          </table:table-cell>
          <table:table-cell table:style-name="Tabela6.B1" office:value-type="string">
            <text:p text:style-name="Table_20_Contents">switch (atributos[i].getType().getName()) {</text:p>
            <text:p text:style-name="P32"><text:span text:style-name="T8"><text:tab/></text:span>default:<text:span text:style-name="T8"> </text:span>reflection.invokeParaAtributo(atributos[i],</text:p>
            <text:p text:style-name="P32"><text:span text:style-name="T8"><text:tab/><text:tab/><text:tab/><text:tab/></text:span>Reflection.SET,fields.get(i).getText());</text:p>
            <text:p text:style-name="P32"><text:span text:style-name="T8"><text:tab/><text:tab/></text:span>break;</text:p>
            <text:p text:style-name="P32"><text:span text:style-name="T8"><text:tab/></text:span>case "int":</text:p>
            <text:p text:style-name="P32"><text:span text:style-name="T8"><text:tab/><text:tab/></text:span>int t = Integer.parseInt(fields.get(i).getText());</text:p>
            <text:p text:style-name="P32"><text:span text:style-name="T8"><text:tab/><text:tab/></text:span>reflection.invokeParaAtributo(atributos[i], Reflection.SET, t);</text:p>
            <text:p text:style-name="P32"><text:span text:style-name="T8"><text:tab/></text:span>break;</text:p>
            <text:p text:style-name="P32"><text:span text:style-name="T8"><text:tab/></text:span>case "float":</text:p>
            <text:p text:style-name="P32"><text:span text:style-name="T8"><text:tab/><text:tab/></text:span>float f = Float.parseFloat(fields.get(i).getText());</text:p>
            <text:p text:style-name="P32"><text:span text:style-name="T8"><text:tab/><text:tab/></text:span>reflection.invokeParaAtributo(atributos[i], Reflection.SET, f);</text:p>
            <text:p text:style-name="P32"><text:span text:style-name="T8"><text:tab/></text:span>break;</text:p>
            <text:p text:style-name="P32"><text:span text:style-name="T8"><text:tab/></text:span>case "double":</text:p>
            <text:p text:style-name="P32"><text:span text:style-name="T8"><text:tab/><text:tab/></text:span>double d = Double.parseDouble(fields.get(i).getText());</text:p>
            <text:p text:style-name="P32"><text:span text:style-name="T8"><text:tab/><text:tab/></text:span>reflection.invokeParaAtributo(atributos[i], Reflection.SET, d);</text:p>
            <text:p text:style-name="P32"><text:span text:style-name="T8"><text:tab/></text:span>break;</text:p>
            <text:p text:style-name="P32"><text:span text:style-name="T8"><text:tab/></text:span>case "boolean":</text:p>
            <text:p text:style-name="P32"><text:span text:style-name="T8"><text:tab/><text:tab/></text:span>boolean b = Boolean.parseBoolean(fields.get(i).getText());</text:p>
            <text:p text:style-name="P32"><text:span text:style-name="T8"><text:tab/><text:tab/></text:span>reflection.invokeParaAtributo(atributos[i], Reflection.SET, b);</text:p>
            <text:p text:style-name="P32"><text:span text:style-name="T8"><text:tab/></text:span>break;</text:p>
            <text:p text:style-name="P32"><text:span text:style-name="T8"><text:tab/></text:span>case "char":</text:p>
            <text:p text:style-name="P32"><text:span text:style-name="T8"><text:tab/><text:tab/></text:span>char c = fields.get(i).getText().charAt(0);</text:p>
            <text:p text:style-name="P32"><text:span text:style-name="T8"><text:tab/><text:tab/></text:span>reflection.invokeParaAtributo(atributos[i], Reflection.SET, c);</text:p>
            <text:p text:style-name="P32"><text:span text:style-name="T8"><text:tab/></text:span>break;</text:p>
            <text:p text:style-name="P32"><text:span text:style-name="T8"><text:tab/></text:span>case "byte":</text:p>
            <text:p text:style-name="P32"><text:span text:style-name="T8"><text:tab/><text:tab/></text:span>byte by = Byte.parseByte(fields.get(i).getText());</text:p>
            <text:p text:style-name="P32"><text:span text:style-name="T8"><text:tab/><text:tab/></text:span>reflection.invokeParaAtributo(atributos[i], Reflection.SET, by);</text:p>
            <text:p text:style-name="P32"><text:span text:style-name="T8"><text:tab/></text:span>break;</text:p>
            <text:p text:style-name="P32"><text:span text:style-name="T8"><text:tab/></text:span>case "short":</text:p>
            <text:p text:style-name="P32"><text:span text:style-name="T8"><text:tab/><text:tab/></text:span>short s = Short.parseShort(fields.get(i).getText());</text:p>
            <text:p text:style-name="P32"><text:span text:style-name="T8"><text:tab/><text:tab/></text:span>reflection.invokeParaAtributo(atributos[i], Reflection.SET, s);</text:p>
            <text:p text:style-name="P32"><text:span text:style-name="T8"><text:tab/></text:span>break;</text:p>
            <text:p text:style-name="P32"><text:span text:style-name="T8"><text:tab/></text:span>case "long":</text:p>
            <text:p text:style-name="P32"><text:soft-page-break/><text:span text:style-name="T8"><text:tab/><text:tab/></text:span>long l = Long.parseLong(fields.get(i).getText());</text:p>
            <text:p text:style-name="P32"><text:span text:style-name="T8"><text:tab/><text:tab/></text:span>reflection.invokeParaAtributo(atributos[i], Reflection.SET, l);</text:p>
            <text:p text:style-name="P32"><text:span text:style-name="T8"><text:tab/></text:span>break;</text:p>
            <text:p text:style-name="Table_20_Contents">}</text:p>
          </table:table-cell>
        </table:table-row>
      </table:table>
      <text:p text:style-name="P9"><text:span text:style-name="T23"/></text:p>
      <text:p text:style-name="P9"><text:span text:style-name="T23"><text:tab/>Na nossa classe “principal” da framework, ou seja, aquela que o usuário deverá utilizar para fazer o uso das funcionalidades, temos também outro Singleton. Todas as classes Singleton foram pensadas nesse jeito para que não houvesse a instância de duas telas ao mesmo tempo, ou duas classes por exemplo.</text:span></text:p>
      <text:p text:style-name="P9"><text:span text:style-name="T23"><text:tab/>Enviando ao construtor a classe e a Stage que se deseja fazer a plotagem, o sistema </text:span><text:span text:style-name="T27">se</text:span><text:span text:style-name="T23"> </text:span><text:span text:style-name="T27">en</text:span><text:span text:style-name="T23">carrega </text:span><text:span text:style-name="T27">d</text:span><text:span text:style-name="T23">o resto, apenas sendo necessário ao usuário que chame a função “</text:span><text:span text:style-name="T29">apresentarTela”</text:span><text:span text:style-name="T23">, onde será carregada toda </text:span><text:span text:style-name="T27">a tela e as entradas de dados. Pode-se também utilizar da função “</text:span><text:span text:style-name="T33">setSalvarAoFechar</text:span><text:span text:style-name="T27">” para definir se deverá surgir uma tela de escolha de local para salvar ao fechar o sistema, por padrão vem como </text:span><text:span text:style-name="T33">true.</text:span><text:span text:style-name="T27"> É possível também, esconder ou mostrar a tela, uma vez que o contrário é real, ou seja, se está escondida é possível mostrá-la.</text:span></text:p>
      <text:p text:style-name="P9"><text:span text:style-name="T27"><text:tab/>Função de salvar está disponível nesta classe também, porém a função “</text:span><text:span text:style-name="T33">salvaJson</text:span><text:span text:style-name="T27">” não apresenta tela de escolha.</text:span></text:p>
      <text:p text:style-name="P6"/>
      <text:p text:style-name="P6"/>
      <text:h text:style-name="P26" text:outline-level="1">Referências</text:h>
      <text:p text:style-name="P6"/>
      <text:p text:style-name="P2"><text:span text:style-name="T3">BASTOS, Henrique. </text:span><text:span text:style-name="Strong_20_Emphasis"><text:span text:style-name="T3">Diferenças entre linguagem compilada e linguagem interpretada. </text:span></text:span><text:span text:style-name="T3">2010. Disponível em: &lt;https://www.oficinadanet.com.br/artigo/programacao/diferencas_entre_linguagem_compilada_e_linguagem_interpretada&gt;. Acesso em: 04 jul. 2019. </text:span></text:p>
      <text:p text:style-name="P2"><text:span text:style-name="T9">G</text:span><text:span text:style-name="T10">uia</text:span><text:span text:style-name="T9"> Completo de Java.</text:span><text:span text:style-name="T3"> Reunião de guias. Disponível em: &lt;https://www.devmedia.com.br/guia/linguagem-java/38169&gt;. Acesso em: 04 jul. 2019. </text:span></text:p>
      <text:p text:style-name="P2"><text:span text:style-name="T3">LANHELLAS, Ronaldo. </text:span><text:span text:style-name="Strong_20_Emphasis"><text:span text:style-name="T3">Conhecendo Java Reflection. </text:span></text:span><text:span text:style-name="T3">2013. Disponível em: &lt;https://www.devmedia.com.br/conhecendo-java-reflection/29148&gt;. Acesso em: 04 jul. 2019. </text:span></text:p>
      <text:p text:style-name="P2"><text:span text:style-name="T3">MENEZES, Daniel Assunção Faria de. </text:span><text:span text:style-name="Strong_20_Emphasis"><text:span text:style-name="T3">JavaFX 8: Uma introdução à arquitetura e às novidades da API. </text:span></text:span><text:span text:style-name="T3">2015. Disponível em: &lt;https://www.devmedia.com.br/javafx-8-uma-introducao-a-arquitetura-e-as-novidades-da-api/33702&gt;. Acesso em: 04 jul. 2019. </text:span></text:p>
      <text:p text:style-name="P2"><text:span text:style-name="T3">NORONHA, Caio. </text:span><text:span text:style-name="Strong_20_Emphasis"><text:span text:style-name="T3">Programação Orientada a Objetos(POO). </text:span></text:span><text:span text:style-name="T3">2018. Disponível em: &lt;https://medium.com/@caio.cnoronha/programa%C3%A7%C3%A3o-orienta%C3%A7%C3%A3o-a-objetos-poo-759d96dda910&gt;. Acesso em: 04 jul. 2019. </text:span></text:p>
      <text:p text:style-name="P2"><text:soft-page-break/><text:span text:style-name="T3">W</text:span><text:span text:style-name="T4">elson</text:span><text:span text:style-name="T3">. </text:span><text:span text:style-name="Strong_20_Emphasis"><text:span text:style-name="T3">Vantagens e Desvantagens da POO. </text:span></text:span><text:span text:style-name="T3">2015. Disponível em: &lt;https://www.devmedia.com.br/vantagens-e-desvantagens-da-poo/32655&gt;. Acesso em: 04 jul. 2019.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pitch="variable"/>
    <style:font-face style:name="Mangal" svg:font-family="Mangal" style:font-pitch="variable"/>
    <style:font-face style:name="Microsoft YaHei" svg:font-family="'Microsoft YaHei'" style:font-pitch="variable"/>
    <style:font-face style:name="Times1" svg:font-family="Times, 'Times New 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Helvetica" svg:font-family="Helvetica,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line-height="100%" fo:text-align="justify" style:justify-single-word="false" fo:orphans="2" fo:widows="2" fo:hyphenation-ladder-count="no-limit" style:writing-mode="lr-tb">
        <style:tab-stops>
          <style:tab-stop style:position="1.27cm"/>
        </style:tab-stops>
      </style:paragraph-properties>
      <style:text-properties fo:color="#00000a" style:font-name="Times" fo:font-family="Times, 'Times New Roman'" style:font-family-generic="roman" style:font-pitch="variable" fo:font-size="12pt" fo:language="en" fo:country="US" style:letter-kerning="false"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roman"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Mangal" style:font-family-complex="Mangal"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pitch-asian="variable" style:font-name-complex="F" style:font-pitch-complex="variable" style:font-size-complex="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cm" fo:margin-bottom="0cm" loext:contextual-spacing="false" fo:text-align="center" style:justify-single-word="false"/>
      <style:text-properties fo:language="pt" fo:country="BR"/>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roman" style:font-pitch="variable" fo:font-size="10pt" style:font-size-asian="10pt" style:font-name-complex="Courier New" style:font-family-complex="'Courier New'" style:font-family-generic-complex="roman" style:font-pitch-complex="variable"/>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style>
    <style:style style:name="Reference" style:family="paragraph" style:parent-style-name="Standard">
      <style:paragraph-properties fo:margin-left="0.501cm" fo:margin-right="0cm" fo:text-indent="-0.501cm" style:auto-text-indent="false"/>
    </style:style>
    <style:style style:name="Title" style:family="paragraph" style:parent-style-name="Standard" style:next-style-name="Text_20_body" style:class="chapter">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1" style:font-family-complex="Arial" style:font-family-generic-complex="swiss" style:font-pitch-complex="variable" style:font-size-complex="16pt" style:font-weight-complex="bold"/>
    </style:style>
    <style:style style:name="caption" style:family="paragraph" style:parent-style-name="Standard" style:nex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Arial" style:font-family-generic="swiss" style:font-pitch="variable" fo:font-size="10pt" fo:font-weight="bold" style:font-size-asian="10pt" style:font-weight-asian="bold" style:font-name-complex="Helvetica" style:font-family-complex="Helvetica, Arial" style:font-family-generic-complex="swiss" style:font-pitch-complex="variable" style:font-weight-complex="bold"/>
    </style:style>
    <style:style style:name="List_20_Paragraph" style:display-name="List Paragraph" style:family="paragraph" style:parent-style-name="Standard">
      <style:paragraph-properties fo:margin-left="1.27cm" fo:margin-right="0cm" fo:margin-top="0.212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style:font-name="Times" fo:font-family="Times, 'Times New Roman'" style:font-family-generic="roman" style:font-pitch="variable" fo:font-size="13pt" fo:language="en" fo:country="US" fo:font-weight="bold" style:letter-kerning="true" style:font-name-asian="Times New Roman" style:font-family-asian="'Times New Roman'" style:font-family-generic-asian="roman" style:font-pitch-asian="variable" style:font-size-asian="13pt" style:language-asian="pt" style:country-asian="BR" style:font-weight-asian="bold" style:font-name-complex="Times New Roman" style:font-family-complex="'Times New Roman'" style:font-family-generic-complex="roman" style:font-pitch-complex="variable" style:font-size-complex="10pt"/>
    </style:style>
    <style:style style:name="Título_20_2_20_Char" style:display-name="Título 2 Char" style:family="text" style:parent-style-name="Default_20_Paragraph_20_Font">
      <style:text-properties style:font-name="Times" fo:font-family="Times, '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pt" style:country-asian="BR" style:font-weight-asian="bold" style:font-name-complex="Times New Roman" style:font-family-complex="'Times New Roman'" style:font-family-generic-complex="roman" style:font-pitch-complex="variable" style:font-size-complex="10pt"/>
    </style:style>
    <style:style style:name="Address_20_Char" style:display-name="Address Char" style:family="text">
      <style:text-properties style:font-name="Times" fo:font-family="Times, 'Times New Roman'" style:font-family-generic="roman" style:font-pitch="variable" fo:font-size="12pt"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0pt"/>
    </style:style>
    <style:style style:name="Título_20_Char" style:display-name="Título Char" style:family="text" style:parent-style-name="Default_20_Paragraph_20_Font">
      <style:text-properties style:font-name="Times" fo:font-family="Times, 'Times New Roman'" style:font-family-generic="roman" style:font-pitch="variable" fo:font-size="16pt" fo:language="en" fo:country="US" fo:font-weight="bold" style:font-name-asian="Times New Roman" style:font-family-asian="'Times New Roman'" style:font-family-generic-asian="roman" style:font-pitch-asian="variable" style:font-size-asian="16pt" style:language-asian="pt" style:country-asian="BR" style:font-weight-asian="bold" style:font-name-complex="Arial1" style:font-family-complex="Arial" style:font-family-generic-complex="swiss" style:font-pitch-complex="variable" style:font-size-complex="16pt" style:font-weight-complex="bold"/>
    </style:style>
    <style:style style:name="Título_20_3_20_Char" style:display-name="Título 3 Char" style:family="text" style:parent-style-name="Default_20_Paragraph_20_Font">
      <style:text-properties fo:color="#1f4d78" style:font-name="Calibri Light" fo:font-family="'Calibri Light'" style:font-family-generic="roman" style:font-pitch="variable" fo:font-size="12pt" fo:language="en" fo:country="US" style:font-name-asian="F" style:font-pitch-asian="variable" style:font-size-asian="12pt" style:language-asian="pt" style:country-asian="BR" style:font-name-complex="F"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961cm" fo:margin-right="0cm" fo:margin-top="0.212cm" fo:margin-bottom="0cm" loext:contextual-spacing="false" fo:text-align="end" style:justify-single-word="false" fo:text-indent="0cm" style:auto-text-indent="false"/>
    </style:style>
    <style:style style:name="MP2" style:family="paragraph">
      <loext:graphic-properties draw:fill="solid" draw:fill-color="#a9d18e"/>
      <style:paragraph-properties style:writing-mode="lr-tb"/>
    </style:style>
    <style:style style:name="MP3" style:family="paragraph" style:parent-style-name="Standard">
      <style:paragraph-properties fo:margin-left="-0.961cm" fo:margin-right="0cm" fo:margin-top="0.212cm" fo:margin-bottom="0cm" loext:contextual-spacing="false" fo:text-align="end" style:justify-single-word="false" fo:text-indent="0cm" style:auto-text-indent="false"/>
      <style:text-properties style:font-name="Times New Roman" fo:font-size="10pt" fo:language="pt" fo:country="BR" style:font-size-asian="10pt" style:font-name-complex="Times New Roman"/>
    </style:style>
    <style:style style:name="MP4" style:family="paragraph" style:parent-style-name="Header">
      <style:paragraph-properties fo:margin-left="-3cm" fo:margin-right="0cm" fo:margin-top="0cm" fo:margin-bottom="0cm" loext:contextual-spacing="false" fo:text-align="center" style:justify-single-word="false" fo:text-indent="0cm" style:auto-text-indent="false"/>
      <style:text-properties fo:font-size="1pt" style:font-size-asian="1pt" style:font-size-complex="1pt"/>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319cm" fo:margin-right="0.319cm" style:run-through="foreground" style:wrap="parallel" style:number-wrapped-paragraphs="no-limit" style:wrap-contour="false" style:vertical-pos="from-top" style:vertical-rel="page" style:horizontal-pos="from-left" style:horizontal-rel="page"/>
    </style:style>
    <style:style style:name="Mgr2" style:family="graphic">
      <style:graphic-properties draw:stroke="solid" svg:stroke-width="0.035cm" svg:stroke-color="#a9d18e" svg:stroke-opacity="100%" draw:stroke-linejoin="miter" draw:fill="solid" draw:fill-color="#a9d18e" draw:textarea-horizontal-align="left" draw:textarea-vertical-align="middle" draw:auto-grow-height="false" fo:min-height="0cm" fo:min-width="20.082cm" fo:padding-top="0.229cm" fo:padding-bottom="0.229cm" fo:padding-left="0.441cm" fo:padding-right="0.441cm" fo:wrap-option="no-wrap" draw:shadow-color="#808080" style:run-through="foreground"/>
    </style:style>
    <style:page-layout style:name="Mpm1">
      <style:page-layout-properties fo:page-width="21.001cm" fo:page-height="29.7cm" style:num-format="1" style:print-orientation="portrait" fo:margin-top="0cm" fo:margin-bottom="2.49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bottom="2.402cm" style:dynamic-spacing="true"/>
      </style:header-style>
      <style:footer-style/>
    </style:page-layout>
  </office:automatic-styles>
  <office:master-styles>
    <style:master-page style:name="Standard" style:page-layout-name="Mpm1">
      <style:header>
        <text:p text:style-name="MP1"><draw:g text:anchor-type="char" draw:z-index="7" draw:name="Group 156729" draw:style-name="Mgr1"><draw:custom-shape draw:style-name="Mgr2" draw:text-style-name="MP2" svg:width="20.965cm" svg:height="0.19cm" svg:x="0.018cm" svg:y="0.018cm"><text:p/><draw:enhanced-geometry svg:viewBox="0 0 0 0" draw:text-areas="0 0 ?f0 ?f1" draw:type="" draw:enhanced-path="M 0 0 L 7547305 0 7547305 68300 0 68300 0 0 N"><draw:equation draw:name="f0" draw:formula="11888"/><draw:equation draw:name="f1" draw:formula="110"/></draw:enhanced-geometry></draw:custom-shape></draw:g></text:p>
        <text:p text:style-name="MP3">4C/2017 Ano 4. Vol 4. ISSN: 2319-0655IV CONGRESSO CATARINENSE DE CIÊNCIA DA COMPUTAÇÃO</text:p>
      </style:header>
      <style:header-first>
        <text:p text:style-name="MP4"><draw:frame draw:style-name="Mfr1" draw:name="Figura2" text:anchor-type="char" svg:x="-1.6cm" svg:y="0.014cm" svg:width="17.999cm" svg:height="3.055cm" draw:z-index="8"><draw:image xlink:href="Pictures/1000020100000FFB000002BA0320CD05AD60F374.png" xlink:type="simple" xlink:show="embed" xlink:actuate="onLoad" loext:mime-type="image/png"/></draw:frame></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erson Menegazzo</meta:initial-creator>
    <meta:creation-date>2016-05-23T22:04:00</meta:creation-date>
    <dc:date>2019-07-04T21:14:08.552000000</dc:date>
    <meta:editing-cycles>19</meta:editing-cycles>
    <meta:editing-duration>PT3H9M8S</meta:editing-duration>
    <meta:generator>LibreOffice/6.0.3.2$Windows_X86_64 LibreOffice_project/8f48d515416608e3a835360314dac7e47fd0b821</meta:generator>
    <meta:document-statistic meta:table-count="6" meta:image-count="1" meta:object-count="0" meta:page-count="9" meta:paragraph-count="270" meta:word-count="2226" meta:character-count="15343" meta:non-whitespace-character-count="129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